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Text_20_body">
      <style:paragraph-properties fo:padding="0.049cm" fo:border="0.06pt solid #d9d9e3"/>
    </style:style>
    <style:style style:name="P4" style:family="paragraph" style:parent-style-name="Header">
      <style:text-properties fo:font-style="italic" officeooo:rsid="0013b35d" officeooo:paragraph-rsid="001867df"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T3" style:family="text">
      <style:text-properties officeooo:rsid="0085681b"/>
    </style:style>
    <style:style style:name="T4" style:family="text">
      <style:text-properties officeooo:rsid="008e150d"/>
    </style:style>
    <style:style style:name="T5" style:family="text">
      <style:text-properties officeooo:rsid="00a21e3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Pregunta 1:</text:span> ¿Cuál es el propósito principal de un certificado de cifrado en una infraestructura de clave pública (PKI)?</text:p>
      <text:p text:style-name="Text_20_body"><text:span text:style-name="Strong_20_Emphasis">Respuesta 1:</text:span> El propósito principal de un certificado de cifrado en una PKI es asegurar que las comunicaciones sean confidenciales, permitiendo que los datos se cifren y solo puedan ser descifrados por el destinatario legítimo.</text:p>
      <text:p text:style-name="Text_20_body"><text:span text:style-name="Strong_20_Emphasis">Pregunta 2:</text:span> ¿Qué tipo de clave se utiliza para el cifrado en un certificado de cifrado?</text:p>
      <text:p text:style-name="Text_20_body"><text:span text:style-name="Strong_20_Emphasis">Respuesta 2:</text:span> En un certificado de cifrado se utiliza una clave pública para cifrar datos y una clave privada correspondiente para descifrarlos.</text:p>
      <text:p text:style-name="Text_20_body"><text:span text:style-name="Strong_20_Emphasis">Pregunta 3:</text:span> ¿En qué escenarios se utilizan comúnmente los certificados de cifrado?</text:p>
      <text:p text:style-name="Text_20_body"><text:span text:style-name="Strong_20_Emphasis">Respuesta 3:</text:span> Los certificados de cifrado se utilizan comúnmente en escenarios de comunicaciones seguras, como conexiones HTTPS en sitios web, correos electrónicos cifrados y VPN.</text:p>
      <text:p text:style-name="Text_20_body"><text:span text:style-name="Strong_20_Emphasis">Pregunta 4:</text:span> ¿Cuál es el propósito de un certificado de firma en una PKI?</text:p>
      <text:p text:style-name="Text_20_body"><text:span text:style-name="Strong_20_Emphasis">Respuesta 4:</text:span> El propósito de un certificado de firma en una PKI es autenticar la fuente o el origen de un documento o mensaje, garantizando que no haya sido alterado durante la transmisión.</text:p>
      <text:p text:style-name="Text_20_body"><text:span text:style-name="Strong_20_Emphasis">Pregunta 5:</text:span> ¿Qué tipo de clave se utiliza para la firma en un certificado de firma?</text:p>
      <text:p text:style-name="Text_20_body"><text:span text:style-name="Strong_20_Emphasis">Respuesta 5:</text:span> En un certificado de firma se utiliza una clave privada para crear la firma digital y una clave pública correspondiente para verificar la firma.</text:p>
      <text:p text:style-name="Text_20_body"><text:span text:style-name="Strong_20_Emphasis">Pregunta 6:</text:span> ¿En qué contextos se utilizan comúnmente los certificados de firma?</text:p>
      <text:p text:style-name="Text_20_body"><text:span text:style-name="Strong_20_Emphasis">Respuesta 6:</text:span> Los certificados de firma se utilizan comúnmente en correos electrónicos firmados digitalmente, documentos legales electrónicos y para verificar la autenticidad de software o actualizaciones.</text:p>
      <text:p text:style-name="Text_20_body"><text:span text:style-name="Strong_20_Emphasis">Pregunta 7:</text:span> ¿Cuál es el propósito de un certificado de autenticación en una PKI?</text:p>
      <text:p text:style-name="Text_20_body"><text:span text:style-name="Strong_20_Emphasis">Respuesta 7:</text:span> El propósito de un certificado de autenticación en una PKI es permitir que un usuario o entidad demuestre su identidad al conectarse a sistemas o servicios en línea de manera segura.</text:p>
      <text:p text:style-name="Text_20_body"><text:span text:style-name="Strong_20_Emphasis">Pregunta 8:</text:span> ¿Qué tipo de clave se utiliza para la autenticación en un certificado de autenticación?</text:p>
      <text:p text:style-name="Text_20_body"><text:span text:style-name="Strong_20_Emphasis">Respuesta 8:</text:span> En un certificado de autenticación se utiliza una clave privada para demostrar la identidad y una clave pública correspondiente para verificar la identidad.</text:p>
      <text:p text:style-name="Text_20_body"><text:span text:style-name="Strong_20_Emphasis">Pregunta 9:</text:span> ¿En qué situaciones se utilizan comúnmente los certificados de autenticación?</text:p>
      <text:p text:style-name="Text_20_body"><text:span text:style-name="Strong_20_Emphasis">Respuesta 9:</text:span> Los certificados de autenticación se utilizan comúnmente en autenticación de usuario en sistemas, acceso seguro a servicios en línea y autenticación de dispositivos.</text:p>
      <text:p text:style-name="Text_20_body"><text:span text:style-name="Strong_20_Emphasis">Pregunta 10:</text:span> ¿Qué es una cadena de certificados y por qué es importante en la verificación de certificados?</text:p>
      <text:p text:style-name="Text_20_body"><text:soft-page-break/><text:span text:style-name="Strong_20_Emphasis">Respuesta 10:</text:span> Una cadena de certificados es una serie de certificados digitales vinculados, desde un certificado de entidad final hasta un certificado raíz de confianza. Es importante en la verificación de certificados para establecer la confiabilidad de un certificado.</text:p>
      <text:p text:style-name="Text_20_body"><text:span text:style-name="Strong_20_Emphasis">Pregunta 11:</text:span> ¿Cuál es el propósito de las extensiones de certificado en un certificado digital?</text:p>
      <text:p text:style-name="Text_20_body"><text:span text:style-name="Strong_20_Emphasis">Respuesta 11:</text:span> Las extensiones de certificado proporcionan información adicional sobre el uso y la autenticidad del certificado, como las extensiones Key Usage y Extended Key Usage.</text:p>
      <text:p text:style-name="Text_20_body"><text:span text:style-name="Strong_20_Emphasis">Pregunta 12:</text:span> ¿Cuál es el propósito de la extensión Key Usage en un certificado digital?</text:p>
      <text:p text:style-name="Text_20_body"><text:span text:style-name="Strong_20_Emphasis">Respuesta 12:</text:span> La extensión Key Usage especifica para qué propósitos se puede utilizar la clave pública en el certificado, como firma digital, cifrado o autenticación.</text:p>
      <text:p text:style-name="Text_20_body"><text:span text:style-name="Strong_20_Emphasis">Pregunta 13:</text:span> ¿Qué es una Autoridad de Certificación Raíz (Root CA) y por qué es importante en una PKI?</text:p>
      <text:p text:style-name="Text_20_body"><text:span text:style-name="Strong_20_Emphasis">Respuesta 13:</text:span> Una Autoridad de Certificación Raíz (Root CA) es una entidad de confianza que emite certificados raíz utilizados para firmar certificados intermedios. Es importante porque su certificado raíz es la raíz de confianza en la PKI.</text:p>
      <text:p text:style-name="Text_20_body"><text:span text:style-name="Strong_20_Emphasis">Pregunta 14:</text:span> ¿Qué es un certificado intermedio y cómo se relaciona con la cadena de certificados?</text:p>
      <text:p text:style-name="Text_20_body"><text:span text:style-name="Strong_20_Emphasis">Respuesta 14:</text:span> Un certificado intermedio es un certificado que se encuentra entre el certificado raíz y los certificados de entidad final en la cadena de certificados. Se utiliza para firmar certificados de entidad final y establecer la cadena de confianza.</text:p>
      <text:p text:style-name="Text_20_body"><text:span text:style-name="Strong_20_Emphasis">Pregunta 15:</text:span> ¿Por qué es importante proteger la clave privada asociada con un certificado digital?</text:p>
      <text:p text:style-name="Text_20_body"><text:span text:style-name="Strong_20_Emphasis">Respuesta 15:</text:span> Es importante proteger la clave privada porque controla el acceso y el uso del certificado, y su compromiso podría comprometer la seguridad y la identidad asociadas con el certificado.</text:p>
      <text:p text:style-name="Text_20_body"><text:span text:style-name="Strong_20_Emphasis">Pregunta 16:</text:span> ¿Qué es un algoritmo de cifrado asimétrico y cómo se utiliza en la criptografía de clave pública?</text:p>
      <text:p text:style-name="Text_20_body"><text:span text:style-name="Strong_20_Emphasis">Respuesta 16:</text:span> Un algoritmo de cifrado asimétrico utiliza un par de claves (pública y privada) para cifrar y descifrar datos. Se utiliza en criptografía de clave pública para asegurar la confidencialidad y autenticidad de los datos.</text:p>
      <text:p text:style-name="Text_20_body"><text:span text:style-name="Strong_20_Emphasis">Pregunta 17:</text:span> ¿Cómo se realiza la verificación de un certificado digital en una PKI y qué factores se consideran en el proceso?</text:p>
      <text:p text:style-name="Text_20_body"><text:span text:style-name="Strong_20_Emphasis">Respuesta 17:</text:span> La verificación de un certificado digital implica comprobar su firma digital utilizando la clave pública de la entidad emisora, verificar que el certificado no esté revocado y que esté dentro de su período de validez.</text:p>
      <text:p text:style-name="Text_20_body"><text:span text:style-name="Strong_20_Emphasis">Pregunta 18:</text:span> ¿Cuál es el propósito de una lista de revocación de certificados (CRL) en una PKI?</text:p>
      <text:p text:style-name="Text_20_body"><text:soft-page-break/><text:span text:style-name="Strong_20_Emphasis">Respuesta 18:</text:span> La lista de revocación de certificados (CRL) se utiliza para difundir información sobre certificados revocados dentro de una PKI, permitiendo a las partes verificar si un certificado en particular sigue siendo válido.</text:p>
      <text:p text:style-name="Text_20_body"><text:span text:style-name="Strong_20_Emphasis">Pregunta 19:</text:span> ¿Qué es la Autoridad de Certificación (CA) y cuál es su función en la emisión de certificados digitales?</text:p>
      <text:p text:style-name="Text_20_body"><text:span text:style-name="Strong_20_Emphasis">Respuesta 19:</text:span> Una Autoridad de Certificación (CA) es una entidad de confianza que emite, revoca y gestiona certificados digitales. Su función es autenticar la identidad de los solicitantes de certificados y garantizar la integridad de la PKI.</text:p>
      <text:p text:style-name="Text_20_body"><text:span text:style-name="Strong_20_Emphasis">Pregunta 20:</text:span> ¿Cuál es la diferencia entre una firma digital y el cifrado en el contexto de certificados digitales?</text:p>
      <text:p text:style-name="Text_20_body"><text:span text:style-name="Strong_20_Emphasis">Respuesta 20:</text:span> Una firma digital se utiliza para verificar la autenticidad e integridad de un mensaje o documento, mientras que el cifrado se utiliza para proteger la confidencialidad de los datos al ocultar su contenido. Ambos utilizan claves públicas y privadas, pero con propósitos diferentes.</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T1" style:family="text">
      <style:text-properties officeooo:rsid="00a21e31"/>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text:span><draw:frame draw:style-name="Mfr1" draw:name="Imagen2" text:anchor-type="char" svg:x="11.88cm" svg:y="-0.66cm" svg:width="5.054cm" svg:height="1.207cm" draw:z-index="2"><draw:image xlink:href="Pictures/10000001000001360000004A30263C5DB1AE7E44.png" xlink:type="simple" xlink:show="embed" xlink:actuate="onLoad" draw:mime-type="image/png"/></draw:frame><text:span text:style-name="MT1">riptografía</text:span> </text:p>
        <text:p text:style-name="MP2">Certificates for Encryption, Signing and Authentication <text:s text:c="3"/></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7:12:52.645690566</dc:date>
    <meta:editing-duration>PT10H1M8S</meta:editing-duration>
    <meta:editing-cycles>144</meta:editing-cycles>
    <meta:generator>LibreOffice/7.4.1.2$Linux_X86_64 LibreOffice_project/3c58a8f3a960df8bc8fd77b461821e42c061c5f0</meta:generator>
    <meta:document-statistic meta:table-count="0" meta:image-count="1" meta:object-count="0" meta:page-count="3" meta:paragraph-count="43" meta:word-count="971" meta:character-count="6191" meta:non-whitespace-character-count="5258"/>
  </office:meta>
</office:document-meta>
</file>